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table table:name="Eta Eff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layer</text:p>
          </table:table-cell>
          <table:table-cell table:style-name="Default" office:value-type="string" calcext:value-type="string">
            <text:p>eff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0.9551121167" calcext:value-type="float">
            <text:p>0.955112116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.9426124222" calcext:value-type="float">
            <text:p>0.942612422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0.9613561278" calcext:value-type="float">
            <text:p>0.961356127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0.9582207667" calcext:value-type="float">
            <text:p>0.958220766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0.9488718556" calcext:value-type="float">
            <text:p>0.948871855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0.9508530722" calcext:value-type="float">
            <text:p>0.950853072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0.9484674444" calcext:value-type="float">
            <text:p>0.9484674444</text:p>
          </table:table-cell>
        </table:table-row>
      </table:table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table:formula="of:=AVERAGE([.B1:.B180])" office:value-type="float" office:value="0.955112116666666" calcext:value-type="float">
            <text:p>0.955112116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0.744186" calcext:value-type="float">
            <text:p>0.7441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191257" calcext:value-type="float">
            <text:p>0.1912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0.170543" calcext:value-type="float">
            <text:p>0.1705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0.925676" calcext:value-type="float">
            <text:p>0.9256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13793" calcext:value-type="float">
            <text:p>0.9137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9153" calcext:value-type="float">
            <text:p>0.94915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10714" calcext:value-type="float">
            <text:p>0.91071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38776" calcext:value-type="float">
            <text:p>0.93877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541" calcext:value-type="float">
            <text:p>0.9754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3504" calcext:value-type="float">
            <text:p>0.9635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7444" calcext:value-type="float">
            <text:p>0.97744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86928" calcext:value-type="float">
            <text:p>0.986928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46565" calcext:value-type="float">
            <text:p>0.94656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42675" calcext:value-type="float">
            <text:p>0.94267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67105" calcext:value-type="float">
            <text:p>0.96710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8827" calcext:value-type="float">
            <text:p>0.98882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7169" calcext:value-type="float">
            <text:p>0.97716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7064" calcext:value-type="float">
            <text:p>0.97706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66184" calcext:value-type="float">
            <text:p>0.96618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2607" calcext:value-type="float">
            <text:p>0.952607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4646" calcext:value-type="float">
            <text:p>0.96464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65347" calcext:value-type="float">
            <text:p>0.96534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5686" calcext:value-type="float">
            <text:p>0.96568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5222" calcext:value-type="float">
            <text:p>0.98522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55556" calcext:value-type="float">
            <text:p>0.95555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9388" calcext:value-type="float">
            <text:p>0.96938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9899" calcext:value-type="float">
            <text:p>0.989899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5248" calcext:value-type="float">
            <text:p>0.97524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973" calcext:value-type="float">
            <text:p>0.9797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68586" calcext:value-type="float">
            <text:p>0.968586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9529" calcext:value-type="float">
            <text:p>0.98952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1014" calcext:value-type="float">
            <text:p>0.97101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3154" calcext:value-type="float">
            <text:p>0.97315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5611" calcext:value-type="float">
            <text:p>0.98561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4522" calcext:value-type="float">
            <text:p>0.97452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732" calcext:value-type="float">
            <text:p>0.96732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93289" calcext:value-type="float">
            <text:p>0.99328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25" calcext:value-type="float">
            <text:p>0.9625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7532" calcext:value-type="float">
            <text:p>0.967532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62733" calcext:value-type="float">
            <text:p>0.962733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3146" calcext:value-type="float">
            <text:p>0.98314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8354" calcext:value-type="float">
            <text:p>0.96835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4733" calcext:value-type="float">
            <text:p>0.98473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0519" calcext:value-type="float">
            <text:p>0.980519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988" calcext:value-type="float">
            <text:p>0.96988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78873" calcext:value-type="float">
            <text:p>0.97887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4029" calcext:value-type="float">
            <text:p>0.96402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2857" calcext:value-type="float">
            <text:p>0.98285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94083" calcext:value-type="float">
            <text:p>0.994083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4505" calcext:value-type="float">
            <text:p>0.9945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4456" calcext:value-type="float">
            <text:p>0.98445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5714" calcext:value-type="float">
            <text:p>0.96571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93631" calcext:value-type="float">
            <text:p>0.99363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827" calcext:value-type="float">
            <text:p>0.988827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57317" calcext:value-type="float">
            <text:p>0.95731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7261" calcext:value-type="float">
            <text:p>0.98726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7444" calcext:value-type="float">
            <text:p>0.97744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1651" calcext:value-type="float">
            <text:p>0.98165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57143" calcext:value-type="float">
            <text:p>0.857143</text:p>
          </table:table-cell>
          <table:table-cell table:formula="of:=AVERAGE([.B1:.B180])" office:value-type="float" office:value="0.942612422222222" calcext:value-type="float">
            <text:p>0.9426124222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0.699454" calcext:value-type="float">
            <text:p>0.699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.0897436" calcext:value-type="float">
            <text:p>0.08974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0.176471" calcext:value-type="float">
            <text:p>0.1764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0.933333" calcext:value-type="float">
            <text:p>0.9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4894" calcext:value-type="float">
            <text:p>0.91489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67213" calcext:value-type="float">
            <text:p>0.96721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03846" calcext:value-type="float">
            <text:p>0.903846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3846" calcext:value-type="float">
            <text:p>0.95384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36364" calcext:value-type="float">
            <text:p>0.93636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52756" calcext:value-type="float">
            <text:p>0.95275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4964" calcext:value-type="float">
            <text:p>0.9496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0317" calcext:value-type="float">
            <text:p>0.96031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34524" calcext:value-type="float">
            <text:p>0.93452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56284" calcext:value-type="float">
            <text:p>0.956284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0159" calcext:value-type="float">
            <text:p>0.98015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6784" calcext:value-type="float">
            <text:p>0.98678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6019" calcext:value-type="float">
            <text:p>0.96601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4619" calcext:value-type="float">
            <text:p>0.974619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52128" calcext:value-type="float">
            <text:p>0.95212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6981" calcext:value-type="float">
            <text:p>0.96698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1651" calcext:value-type="float">
            <text:p>0.98165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54286" calcext:value-type="float">
            <text:p>0.95428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4093" calcext:value-type="float">
            <text:p>0.974093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729" calcext:value-type="float">
            <text:p>0.9672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35673" calcext:value-type="float">
            <text:p>0.93567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3731" calcext:value-type="float">
            <text:p>0.96373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5728" calcext:value-type="float">
            <text:p>0.97572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28994" calcext:value-type="float">
            <text:p>0.92899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1567" calcext:value-type="float">
            <text:p>0.981567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7914" calcext:value-type="float">
            <text:p>0.96791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4093" calcext:value-type="float">
            <text:p>0.97409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54839" calcext:value-type="float">
            <text:p>0.954839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4194" calcext:value-type="float">
            <text:p>0.97419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6887" calcext:value-type="float">
            <text:p>0.966887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93506" calcext:value-type="float">
            <text:p>0.99350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32927" calcext:value-type="float">
            <text:p>0.932927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54839" calcext:value-type="float">
            <text:p>0.95483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1049" calcext:value-type="float">
            <text:p>0.951049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61783" calcext:value-type="float">
            <text:p>0.96178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0519" calcext:value-type="float">
            <text:p>0.980519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5092" calcext:value-type="float">
            <text:p>0.9509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47059" calcext:value-type="float">
            <text:p>0.947059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64072" calcext:value-type="float">
            <text:p>0.964072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7261" calcext:value-type="float">
            <text:p>0.98726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42308" calcext:value-type="float">
            <text:p>0.94230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52663" calcext:value-type="float">
            <text:p>0.95266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58621" calcext:value-type="float">
            <text:p>0.958621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6486" calcext:value-type="float">
            <text:p>0.98648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7006" calcext:value-type="float">
            <text:p>0.9700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60894" calcext:value-type="float">
            <text:p>0.96089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6732" calcext:value-type="float">
            <text:p>0.9673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9305" calcext:value-type="float">
            <text:p>0.98930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1707" calcext:value-type="float">
            <text:p>0.98170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94083" calcext:value-type="float">
            <text:p>0.99408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2826" calcext:value-type="float">
            <text:p>0.972826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4194" calcext:value-type="float">
            <text:p>0.97419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55224" calcext:value-type="float">
            <text:p>0.95522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2857" calcext:value-type="float">
            <text:p>0.99285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39759" calcext:value-type="float">
            <text:p>0.93975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AVERAGE([.B1:.B180])" office:value-type="float" office:value="0.961356127777778" calcext:value-type="float">
            <text:p>0.961356127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0.884615" calcext:value-type="float">
            <text:p>0.884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0.162437" calcext:value-type="float">
            <text:p>0.1624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0.193333" calcext:value-type="float">
            <text:p>0.19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8889" calcext:value-type="float">
            <text:p>0.888889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0.871795" calcext:value-type="float">
            <text:p>0.8717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77778" calcext:value-type="float">
            <text:p>0.77777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46154" calcext:value-type="float">
            <text:p>0.84615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27273" calcext:value-type="float">
            <text:p>0.72727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34783" calcext:value-type="float">
            <text:p>0.93478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2126" calcext:value-type="float">
            <text:p>0.99212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732" calcext:value-type="float">
            <text:p>0.9673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4023" calcext:value-type="float">
            <text:p>0.95402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7747" calcext:value-type="float">
            <text:p>0.95774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7376" calcext:value-type="float">
            <text:p>0.97737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95984" calcext:value-type="float">
            <text:p>0.995984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861" calcext:value-type="float">
            <text:p>0.9686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2766" calcext:value-type="float">
            <text:p>0.96276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1373" calcext:value-type="float">
            <text:p>0.96137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2379" calcext:value-type="float">
            <text:p>0.982379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8037" calcext:value-type="float">
            <text:p>0.968037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0711" calcext:value-type="float">
            <text:p>0.97071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6825" calcext:value-type="float">
            <text:p>0.96682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0443" calcext:value-type="float">
            <text:p>0.97044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2085" calcext:value-type="float">
            <text:p>0.96208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1292" calcext:value-type="float">
            <text:p>0.97129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5392" calcext:value-type="float">
            <text:p>0.995392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0874" calcext:value-type="float">
            <text:p>0.970874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7169" calcext:value-type="float">
            <text:p>0.97716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2684" calcext:value-type="float">
            <text:p>0.98268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5148" calcext:value-type="float">
            <text:p>0.98514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0199" calcext:value-type="float">
            <text:p>0.960199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4152" calcext:value-type="float">
            <text:p>0.994152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9744" calcext:value-type="float">
            <text:p>0.98974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8024" calcext:value-type="float">
            <text:p>0.988024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50617" calcext:value-type="float">
            <text:p>0.95061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625" calcext:value-type="float">
            <text:p>0.962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6755" calcext:value-type="float">
            <text:p>0.98675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1165" calcext:value-type="float">
            <text:p>0.96116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65986" calcext:value-type="float">
            <text:p>0.96598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2857" calcext:value-type="float">
            <text:p>0.982857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9848" calcext:value-type="float">
            <text:p>0.98984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9798" calcext:value-type="float">
            <text:p>0.97979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7578" calcext:value-type="float">
            <text:p>0.987578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68944" calcext:value-type="float">
            <text:p>0.968944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359" calcext:value-type="float">
            <text:p>0.99359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0488" calcext:value-type="float">
            <text:p>0.98048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73958" calcext:value-type="float">
            <text:p>0.97395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60784" calcext:value-type="float">
            <text:p>0.960784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7578" calcext:value-type="float">
            <text:p>0.987578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166" calcext:value-type="float">
            <text:p>0.98816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631" calcext:value-type="float">
            <text:p>0.99363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2537" calcext:value-type="float">
            <text:p>0.9925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22222" calcext:value-type="float">
            <text:p>0.722222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58220766666667" calcext:value-type="float">
            <text:p>0.9582207667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29596" calcext:value-type="float">
            <text:p>0.8295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0666667" calcext:value-type="float">
            <text:p>0.0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912281" calcext:value-type="float">
            <text:p>0.9122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13043" calcext:value-type="float">
            <text:p>0.91304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9565" calcext:value-type="float">
            <text:p>0.86956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14894" calcext:value-type="float">
            <text:p>0.91489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43396" calcext:value-type="float">
            <text:p>0.9433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19355" calcext:value-type="float">
            <text:p>0.91935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25926" calcext:value-type="float">
            <text:p>0.92592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34211" calcext:value-type="float">
            <text:p>0.93421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48052" calcext:value-type="float">
            <text:p>0.948052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3985" calcext:value-type="float">
            <text:p>0.9398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8304" calcext:value-type="float">
            <text:p>0.9883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84456" calcext:value-type="float">
            <text:p>0.98445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53846" calcext:value-type="float">
            <text:p>0.953846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7949" calcext:value-type="float">
            <text:p>0.967949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51049" calcext:value-type="float">
            <text:p>0.951049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58115" calcext:value-type="float">
            <text:p>0.958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5369" calcext:value-type="float">
            <text:p>0.97536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7679" calcext:value-type="float">
            <text:p>0.97767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9508" calcext:value-type="float">
            <text:p>0.97950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62025" calcext:value-type="float">
            <text:p>0.96202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3781" calcext:value-type="float">
            <text:p>0.953781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1311" calcext:value-type="float">
            <text:p>0.97131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0226" calcext:value-type="float">
            <text:p>0.95022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4898" calcext:value-type="float">
            <text:p>0.99489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0385" calcext:value-type="float">
            <text:p>0.99038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9163" calcext:value-type="float">
            <text:p>0.969163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51923" calcext:value-type="float">
            <text:p>0.951923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0396" calcext:value-type="float">
            <text:p>0.96039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1043" calcext:value-type="float">
            <text:p>0.981043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2851" calcext:value-type="float">
            <text:p>0.97285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63542" calcext:value-type="float">
            <text:p>0.96354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51515" calcext:value-type="float">
            <text:p>0.95151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4253" calcext:value-type="float">
            <text:p>0.99425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57576" calcext:value-type="float">
            <text:p>0.95757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9848" calcext:value-type="float">
            <text:p>0.98984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0238" calcext:value-type="float">
            <text:p>0.97023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6303" calcext:value-type="float">
            <text:p>0.976303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67105" calcext:value-type="float">
            <text:p>0.967105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0099" calcext:value-type="float">
            <text:p>0.9900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0443" calcext:value-type="float">
            <text:p>0.97044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65347" calcext:value-type="float">
            <text:p>0.965347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6851" calcext:value-type="float">
            <text:p>0.96685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3421" calcext:value-type="float">
            <text:p>0.99342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9495" calcext:value-type="float">
            <text:p>0.9949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68912" calcext:value-type="float">
            <text:p>0.96891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5148" calcext:value-type="float">
            <text:p>0.98514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8506" calcext:value-type="float">
            <text:p>0.988506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4152" calcext:value-type="float">
            <text:p>0.994152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61039" calcext:value-type="float">
            <text:p>0.96103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7952" calcext:value-type="float">
            <text:p>0.98795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64789" calcext:value-type="float">
            <text:p>0.964789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</table:table>
      <table:table table:name="Sheet5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48871855555555" calcext:value-type="float">
            <text:p>0.948871855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0.727273" calcext:value-type="float">
            <text:p>0.727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03846" calcext:value-type="float">
            <text:p>0.90384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2203" calcext:value-type="float">
            <text:p>0.93220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1569" calcext:value-type="float">
            <text:p>0.921569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1613" calcext:value-type="float">
            <text:p>0.95161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01639" calcext:value-type="float">
            <text:p>0.90163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1818" calcext:value-type="float">
            <text:p>0.93181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10256" calcext:value-type="float">
            <text:p>0.91025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24242" calcext:value-type="float">
            <text:p>0.924242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46809" calcext:value-type="float">
            <text:p>0.94680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2055" calcext:value-type="float">
            <text:p>0.95205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38889" calcext:value-type="float">
            <text:p>0.93888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1049" calcext:value-type="float">
            <text:p>0.95104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4072" calcext:value-type="float">
            <text:p>0.96407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29825" calcext:value-type="float">
            <text:p>0.92982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66825" calcext:value-type="float">
            <text:p>0.96682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61749" calcext:value-type="float">
            <text:p>0.961749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43396" calcext:value-type="float">
            <text:p>0.94339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3265" calcext:value-type="float">
            <text:p>0.96326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55823" calcext:value-type="float">
            <text:p>0.95582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1754" calcext:value-type="float">
            <text:p>0.95175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38053" calcext:value-type="float">
            <text:p>0.938053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21296" calcext:value-type="float">
            <text:p>0.92129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66245" calcext:value-type="float">
            <text:p>0.96624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1905" calcext:value-type="float">
            <text:p>0.96190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67442" calcext:value-type="float">
            <text:p>0.96744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6415" calcext:value-type="float">
            <text:p>0.97641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1327" calcext:value-type="float">
            <text:p>0.95132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36759" calcext:value-type="float">
            <text:p>0.93675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36937" calcext:value-type="float">
            <text:p>0.936937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3964" calcext:value-type="float">
            <text:p>0.96396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6981" calcext:value-type="float">
            <text:p>0.96698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39394" calcext:value-type="float">
            <text:p>0.939394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861" calcext:value-type="float">
            <text:p>0.9686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9163" calcext:value-type="float">
            <text:p>0.969163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2567" calcext:value-type="float">
            <text:p>0.96256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68889" calcext:value-type="float">
            <text:p>0.968889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45813" calcext:value-type="float">
            <text:p>0.94581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54128" calcext:value-type="float">
            <text:p>0.95412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5437" calcext:value-type="float">
            <text:p>0.985437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52128" calcext:value-type="float">
            <text:p>0.95212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9583" calcext:value-type="float">
            <text:p>0.98958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7184" calcext:value-type="float">
            <text:p>0.92718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43299" calcext:value-type="float">
            <text:p>0.94329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2366" calcext:value-type="float">
            <text:p>0.96236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57317" calcext:value-type="float">
            <text:p>0.957317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54286" calcext:value-type="float">
            <text:p>0.954286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53757" calcext:value-type="float">
            <text:p>0.953757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55224" calcext:value-type="float">
            <text:p>0.95522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48864" calcext:value-type="float">
            <text:p>0.94886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47977" calcext:value-type="float">
            <text:p>0.947977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5858" calcext:value-type="float">
            <text:p>0.9585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5977" calcext:value-type="float">
            <text:p>0.9597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52632" calcext:value-type="float">
            <text:p>0.95263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3958" calcext:value-type="float">
            <text:p>0.97395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4536" calcext:value-type="float">
            <text:p>0.98453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1957" calcext:value-type="float">
            <text:p>0.961957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55307" calcext:value-type="float">
            <text:p>0.95530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46237" calcext:value-type="float">
            <text:p>0.946237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5858" calcext:value-type="float">
            <text:p>0.95858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57576" calcext:value-type="float">
            <text:p>0.95757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49275" calcext:value-type="float">
            <text:p>0.94927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29032" calcext:value-type="float">
            <text:p>0.929032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58084" calcext:value-type="float">
            <text:p>0.958084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37888" calcext:value-type="float">
            <text:p>0.93788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37853" calcext:value-type="float">
            <text:p>0.93785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38272" calcext:value-type="float">
            <text:p>0.938272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6319" calcext:value-type="float">
            <text:p>0.96319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9136" calcext:value-type="float">
            <text:p>0.96913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60674" calcext:value-type="float">
            <text:p>0.960674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93711" calcext:value-type="float">
            <text:p>0.99371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47059" calcext:value-type="float">
            <text:p>0.94705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3425" calcext:value-type="float">
            <text:p>0.98342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68085" calcext:value-type="float">
            <text:p>0.96808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0238" calcext:value-type="float">
            <text:p>0.97023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15254" calcext:value-type="float">
            <text:p>0.91525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56284" calcext:value-type="float">
            <text:p>0.95628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7012" calcext:value-type="float">
            <text:p>0.977012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5679" calcext:value-type="float">
            <text:p>0.9567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58115" calcext:value-type="float">
            <text:p>0.958115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53488" calcext:value-type="float">
            <text:p>0.95348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5122" calcext:value-type="float">
            <text:p>0.99512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7401" calcext:value-type="float">
            <text:p>0.97740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51515" calcext:value-type="float">
            <text:p>0.95151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2826" calcext:value-type="float">
            <text:p>0.972826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48276" calcext:value-type="float">
            <text:p>0.94827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36585" calcext:value-type="float">
            <text:p>0.93658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51807" calcext:value-type="float">
            <text:p>0.95180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093" calcext:value-type="float">
            <text:p>0.9709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55414" calcext:value-type="float">
            <text:p>0.955414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7952" calcext:value-type="float">
            <text:p>0.98795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6378" calcext:value-type="float">
            <text:p>0.97637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91667" calcext:value-type="float">
            <text:p>0.79166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50853072222222" calcext:value-type="float">
            <text:p>0.9508530722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0.818841" calcext:value-type="float">
            <text:p>0.818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0.108108" calcext:value-type="float">
            <text:p>0.108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0.0674847" calcext:value-type="float">
            <text:p>0.06748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0.768116" calcext:value-type="float">
            <text:p>0.7681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27273" calcext:value-type="float">
            <text:p>0.72727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7778" calcext:value-type="float">
            <text:p>0.77777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34783" calcext:value-type="float">
            <text:p>0.93478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2857" calcext:value-type="float">
            <text:p>0.89285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2308" calcext:value-type="float">
            <text:p>0.942308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39024" calcext:value-type="float">
            <text:p>0.93902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7179" calcext:value-type="float">
            <text:p>0.98717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1613" calcext:value-type="float">
            <text:p>0.95161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56897" calcext:value-type="float">
            <text:p>0.95689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1736" calcext:value-type="float">
            <text:p>0.99173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351" calcext:value-type="float">
            <text:p>0.9735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2727" calcext:value-type="float">
            <text:p>0.97272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1698" calcext:value-type="float">
            <text:p>0.97169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7064" calcext:value-type="float">
            <text:p>0.97706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5368" calcext:value-type="float">
            <text:p>0.965368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87013" calcext:value-type="float">
            <text:p>0.987013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061" calcext:value-type="float">
            <text:p>0.99061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1071" calcext:value-type="float">
            <text:p>0.99107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9391" calcext:value-type="float">
            <text:p>0.95939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6019" calcext:value-type="float">
            <text:p>0.96601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235" calcext:value-type="float">
            <text:p>0.9723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2379" calcext:value-type="float">
            <text:p>0.98237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6507" calcext:value-type="float">
            <text:p>0.966507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3451" calcext:value-type="float">
            <text:p>0.97345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5122" calcext:value-type="float">
            <text:p>0.995122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2093" calcext:value-type="float">
            <text:p>0.972093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9798" calcext:value-type="float">
            <text:p>0.97979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4792" calcext:value-type="float">
            <text:p>0.99479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5124" calcext:value-type="float">
            <text:p>0.975124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0291" calcext:value-type="float">
            <text:p>0.99029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8439" calcext:value-type="float">
            <text:p>0.988439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1098" calcext:value-type="float">
            <text:p>0.97109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3146" calcext:value-type="float">
            <text:p>0.983146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0488" calcext:value-type="float">
            <text:p>0.98048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69849" calcext:value-type="float">
            <text:p>0.96984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4925" calcext:value-type="float">
            <text:p>0.98492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435" calcext:value-type="float">
            <text:p>0.99435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95516" calcext:value-type="float">
            <text:p>0.995516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449" calcext:value-type="float">
            <text:p>0.9744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3902" calcext:value-type="float">
            <text:p>0.99390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9011" calcext:value-type="float">
            <text:p>0.98901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4536" calcext:value-type="float">
            <text:p>0.9845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9899" calcext:value-type="float">
            <text:p>0.98989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4522" calcext:value-type="float">
            <text:p>0.974522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3976" calcext:value-type="float">
            <text:p>0.993976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2353" calcext:value-type="float">
            <text:p>0.982353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4709" calcext:value-type="float">
            <text:p>0.99470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7401" calcext:value-type="float">
            <text:p>0.977401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6988" calcext:value-type="float">
            <text:p>0.9698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47674" calcext:value-type="float">
            <text:p>0.94767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2353" calcext:value-type="float">
            <text:p>0.98235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3827" calcext:value-type="float">
            <text:p>0.993827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007" calcext:value-type="float">
            <text:p>0.99300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7099" calcext:value-type="float">
            <text:p>0.977099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48467444444445" calcext:value-type="float">
            <text:p>0.9484674444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764706" calcext:value-type="float">
            <text:p>0.7647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.0416667" calcext:value-type="float">
            <text:p>0.041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0.0851064" calcext:value-type="float">
            <text:p>0.08510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0.641791" calcext:value-type="float">
            <text:p>0.6417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4426" calcext:value-type="float">
            <text:p>0.93442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2029" calcext:value-type="float">
            <text:p>0.94202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42857" calcext:value-type="float">
            <text:p>0.942857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61039" calcext:value-type="float">
            <text:p>0.96103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3303" calcext:value-type="float">
            <text:p>0.963303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57627" calcext:value-type="float">
            <text:p>0.95762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44785" calcext:value-type="float">
            <text:p>0.94478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0265" calcext:value-type="float">
            <text:p>0.96026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51807" calcext:value-type="float">
            <text:p>0.95180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32203" calcext:value-type="float">
            <text:p>0.93220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1651" calcext:value-type="float">
            <text:p>0.98165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0226" calcext:value-type="float">
            <text:p>0.95022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3303" calcext:value-type="float">
            <text:p>0.963303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8468" calcext:value-type="float">
            <text:p>0.96846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447" calcext:value-type="float">
            <text:p>0.944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47154" calcext:value-type="float">
            <text:p>0.947154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35961" calcext:value-type="float">
            <text:p>0.93596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8889" calcext:value-type="float">
            <text:p>0.96888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46903" calcext:value-type="float">
            <text:p>0.94690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49772" calcext:value-type="float">
            <text:p>0.94977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1154" calcext:value-type="float">
            <text:p>0.97115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0909" calcext:value-type="float">
            <text:p>0.99090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45274" calcext:value-type="float">
            <text:p>0.94527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61039" calcext:value-type="float">
            <text:p>0.96103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47644" calcext:value-type="float">
            <text:p>0.947644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4874" calcext:value-type="float">
            <text:p>0.97487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52174" calcext:value-type="float">
            <text:p>0.952174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47581" calcext:value-type="float">
            <text:p>0.94758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1963" calcext:value-type="float">
            <text:p>0.97196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43478" calcext:value-type="float">
            <text:p>0.94347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0338" calcext:value-type="float">
            <text:p>0.99033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58974" calcext:value-type="float">
            <text:p>0.95897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26702" calcext:value-type="float">
            <text:p>0.92670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56311" calcext:value-type="float">
            <text:p>0.95631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50276" calcext:value-type="float">
            <text:p>0.950276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56284" calcext:value-type="float">
            <text:p>0.95628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0732" calcext:value-type="float">
            <text:p>0.97073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7914" calcext:value-type="float">
            <text:p>0.96791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59596" calcext:value-type="float">
            <text:p>0.95959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9325" calcext:value-type="float">
            <text:p>0.96932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67914" calcext:value-type="float">
            <text:p>0.967914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55665" calcext:value-type="float">
            <text:p>0.95566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46237" calcext:value-type="float">
            <text:p>0.94623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2527" calcext:value-type="float">
            <text:p>0.972527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0674" calcext:value-type="float">
            <text:p>0.96067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3262" calcext:value-type="float">
            <text:p>0.97326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8836" calcext:value-type="float">
            <text:p>0.97883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6425" calcext:value-type="float">
            <text:p>0.98642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70238" calcext:value-type="float">
            <text:p>0.970238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39759" calcext:value-type="float">
            <text:p>0.939759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47917" calcext:value-type="float">
            <text:p>0.94791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46746" calcext:value-type="float">
            <text:p>0.946746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55128" calcext:value-type="float">
            <text:p>0.955128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6014" calcext:value-type="float">
            <text:p>0.986014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4898" calcext:value-type="float">
            <text:p>0.9948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59064" calcext:value-type="float">
            <text:p>0.95906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54023" calcext:value-type="float">
            <text:p>0.95402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43038" calcext:value-type="float">
            <text:p>0.94303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6507" calcext:value-type="float">
            <text:p>0.966507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46309" calcext:value-type="float">
            <text:p>0.94630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66851" calcext:value-type="float">
            <text:p>0.96685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57055" calcext:value-type="float">
            <text:p>0.957055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58549" calcext:value-type="float">
            <text:p>0.95854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62162" calcext:value-type="float">
            <text:p>0.96216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53488" calcext:value-type="float">
            <text:p>0.95348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60674" calcext:value-type="float">
            <text:p>0.960674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4709" calcext:value-type="float">
            <text:p>0.994709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5092" calcext:value-type="float">
            <text:p>0.95092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0132" calcext:value-type="float">
            <text:p>0.980132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0741" calcext:value-type="float">
            <text:p>0.99074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14815" calcext:value-type="float">
            <text:p>0.81481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48649" calcext:value-type="float">
            <text:p>0.6486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7:33:39.016690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Kirby</meta:initial-creator>
    <meta:creation-date>2017-06-20T20:20:39.054824009</meta:creation-date>
    <dc:date>2017-06-21T19:08:04.333517821</dc:date>
    <meta:editing-duration>PT1H12M5S</meta:editing-duration>
    <meta:editing-cycles>11</meta:editing-cycles>
    <meta:generator>LibreOffice/5.1.6.2$Linux_X86_64 LibreOffice_project/10m0$Build-2</meta:generator>
    <meta:document-statistic meta:table-count="8" meta:cell-count="2719" meta:object-count="0"/>
  </office:meta>
</office:document-meta>
</file>